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10000000DB60CFF5052D3735E.png" manifest:media-type="image/png"/>
  <manifest:file-entry manifest:full-path="Pictures/100002010000000E000000098214923224FC1479.png" manifest:media-type="image/png"/>
  <manifest:file-entry manifest:full-path="Pictures/10000B550000014E0000011CD15D34A842FBEB03.svg" manifest:media-type="image/svg+xml"/>
  <manifest:file-entry manifest:full-path="Pictures/10000201000000250000000EA72F6B51411FC48F.png" manifest:media-type="image/png"/>
  <manifest:file-entry manifest:full-path="Pictures/10002A64000008EB0000017ADC8044FC6FD62B96.svg" manifest:media-type="image/svg+xml"/>
  <manifest:file-entry manifest:full-path="Pictures/100002010000000D0000000BFF17EAC674FD3C67.png" manifest:media-type="image/png"/>
  <manifest:file-entry manifest:full-path="Pictures/10001D36000003DD0000017AB05F4D768FA9FF53.svg" manifest:media-type="image/svg+xml"/>
  <manifest:file-entry manifest:full-path="Pictures/1000145E0000039D0000027E3F4C21F1553109A7.svg" manifest:media-type="image/svg+xml"/>
  <manifest:file-entry manifest:full-path="Pictures/10000A3A00000165000000EBA74DDCCD499F3A26.svg" manifest:media-type="image/svg+xml"/>
  <manifest:file-entry manifest:full-path="Pictures/10001B90000005090000015F9D044A98FF732460.svg" manifest:media-type="image/svg+xml"/>
  <manifest:file-entry manifest:full-path="Pictures/10001F3F000004F50000017AED758629462898AE.svg" manifest:media-type="image/svg+xml"/>
  <manifest:file-entry manifest:full-path="Pictures/10000201000000300000000EC022FA31778D7838.png" manifest:media-type="image/png"/>
  <manifest:file-entry manifest:full-path="Pictures/100002010000002300000018B87C6B6BE486F044.png" manifest:media-type="image/png"/>
  <manifest:file-entry manifest:full-path="Pictures/10000201000000230000000D1186C9F767047A04.png" manifest:media-type="image/png"/>
  <manifest:file-entry manifest:full-path="Pictures/100018A5000003980000015F8E21A27BF30DDA99.svg" manifest:media-type="image/svg+xml"/>
  <manifest:file-entry manifest:full-path="Pictures/10000201000000560000000EAF7C261AC68164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Header">
      <style:paragraph-properties fo:line-height="150%" fo:text-align="center" style:justify-single-word="false"/>
      <style:text-properties fo:font-weight="bold" officeooo:rsid="001986f6" officeooo:paragraph-rsid="0001a9c3" style:font-weight-asian="bold" style:font-weight-complex="bold"/>
    </style:style>
    <style:style style:name="P2" style:family="paragraph" style:parent-style-name="Header">
      <style:paragraph-properties fo:line-height="150%" fo:text-align="center" style:justify-single-word="false"/>
      <style:text-properties fo:font-weight="normal" officeooo:rsid="001986f6" officeooo:paragraph-rsid="0001a9c3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officeooo:rsid="0001a9c3" officeooo:paragraph-rsid="0001a9c3"/>
    </style:style>
    <style:style style:name="P4" style:family="paragraph" style:parent-style-name="Standard">
      <style:paragraph-properties fo:line-height="150%"/>
      <style:text-properties officeooo:rsid="0001a9c3" officeooo:paragraph-rsid="0001a9c3"/>
    </style:style>
    <style:style style:name="P5" style:family="paragraph" style:parent-style-name="Standard" style:list-style-name="L1">
      <style:paragraph-properties fo:line-height="150%"/>
      <style:text-properties officeooo:rsid="0001a9c3" officeooo:paragraph-rsid="0001a9c3"/>
    </style:style>
    <style:style style:name="P6" style:family="paragraph" style:parent-style-name="Table_20_Contents">
      <style:paragraph-properties fo:line-height="150%"/>
      <style:text-properties officeooo:rsid="001986f6" officeooo:paragraph-rsid="0001a9c3"/>
    </style:style>
    <style:style style:name="P7" style:family="paragraph" style:parent-style-name="Table_20_Contents">
      <style:paragraph-properties fo:line-height="150%"/>
      <style:text-properties officeooo:paragraph-rsid="0001a9c3"/>
    </style:style>
    <style:style style:name="P8" style:family="paragraph" style:parent-style-name="Table_20_Contents">
      <style:paragraph-properties fo:line-height="150%"/>
      <style:text-properties officeooo:rsid="0001a9c3" officeooo:paragraph-rsid="0001a9c3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1a9c3"/>
    </style:style>
    <style:style style:name="T2" style:family="text">
      <style:text-properties officeooo:rsid="001986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calah soal dengan teliti sebelum mengerjakan.</text:p>
      <text:p text:style-name="P4"/>
      <text:list xml:id="list2112019485" text:style-name="L1">
        <text:list-item>
          <text:p text:style-name="P5">Tentukan deret Maclaurin dari</text:p>
          <text:list>
            <text:list-item>
              <text:p text:style-name="P5"><draw:g text:anchor-type="as-char" svg:y="-0.339cm" draw:z-index="0" draw:style-name="gr1"><svg:title>TexMaths</svg:title><svg:desc>12§display§e^x§svg§600§FALSE§</svg:desc><draw:frame draw:style-name="gr9" draw:text-style-name="P9" svg:width="0.401cm" svg:height="0.339cm" svg:x="0cm" svg:y="0cm"><draw:image xlink:href="Pictures/10000B550000014E0000011CD15D34A842FBEB03.svg" xlink:type="simple" xlink:show="embed" xlink:actuate="onLoad" loext:mime-type="image/svg+xml"><text:p/></draw:image><draw:image xlink:href="Pictures/100002010000000D0000000BFF17EAC674FD3C67.png" xlink:type="simple" xlink:show="embed" xlink:actuate="onLoad" loext:mime-type="image/png"/></draw:frame></draw:g></text:p>
            </text:list-item>
            <text:list-item>
              <text:p text:style-name="P5"><draw:g text:anchor-type="as-char" svg:y="-0.339cm" draw:z-index="1" draw:style-name="gr1"><svg:title>TexMaths</svg:title><svg:desc>12§display§tan(x)§svg§600§FALSE§</svg:desc><draw:frame draw:style-name="gr8" draw:text-style-name="P9" svg:width="1.186cm" svg:height="0.452cm" svg:x="0cm" svg:y="0cm"><draw:image xlink:href="Pictures/10001D36000003DD0000017AB05F4D768FA9FF53.svg" xlink:type="simple" xlink:show="embed" xlink:actuate="onLoad" loext:mime-type="image/svg+xml"><text:p/></draw:image><draw:image xlink:href="Pictures/10000201000000250000000EA72F6B51411FC48F.png" xlink:type="simple" xlink:show="embed" xlink:actuate="onLoad" loext:mime-type="image/png"/></draw:frame></draw:g></text:p>
            </text:list-item>
          </text:list>
        </text:list-item>
        <text:list-item>
          <text:p text:style-name="P5">Tentukan deret Taylor di sekitar <draw:g text:anchor-type="as-char" svg:y="-0.473cm" draw:z-index="2" draw:style-name="gr1"><svg:title>TexMaths</svg:title><svg:desc>12§display§x = \frac{\pi}{3}§svg§600§FALSE§</svg:desc><draw:frame draw:style-name="gr7" draw:text-style-name="P9" svg:width="1.11cm" svg:height="0.765cm" svg:x="0cm" svg:y="0cm"><draw:image xlink:href="Pictures/1000145E0000039D0000027E3F4C21F1553109A7.svg" xlink:type="simple" xlink:show="embed" xlink:actuate="onLoad" loext:mime-type="image/svg+xml"><text:p/></draw:image><draw:image xlink:href="Pictures/100002010000002300000018B87C6B6BE486F044.png" xlink:type="simple" xlink:show="embed" xlink:actuate="onLoad" loext:mime-type="image/png"/></draw:frame></draw:g><text:s/>dari</text:p>
          <text:list>
            <text:list-item>
              <text:p text:style-name="P5"><draw:g text:anchor-type="as-char" svg:y="-0.339cm" draw:z-index="3" draw:style-name="gr1"><svg:title>TexMaths</svg:title><svg:desc>12§display§cosec(x)§svg§600§FALSE§</svg:desc><draw:frame draw:style-name="gr6" draw:text-style-name="P9" svg:width="1.523cm" svg:height="0.452cm" svg:x="0cm" svg:y="0cm"><draw:image xlink:href="Pictures/10001F3F000004F50000017AED758629462898AE.svg" xlink:type="simple" xlink:show="embed" xlink:actuate="onLoad" loext:mime-type="image/svg+xml"><text:p/></draw:image><draw:image xlink:href="Pictures/10000201000000300000000EC022FA31778D7838.png" xlink:type="simple" xlink:show="embed" xlink:actuate="onLoad" loext:mime-type="image/png"/></draw:frame></draw:g></text:p>
            </text:list-item>
            <text:list-item>
              <text:p text:style-name="P5"><draw:g text:anchor-type="as-char" svg:y="-0.314cm" draw:z-index="4" draw:style-name="gr1"><svg:title>TexMaths</svg:title><svg:desc>12§display§sec(x)§svg§600§FALSE§</svg:desc><draw:frame draw:style-name="gr5" draw:text-style-name="P9" svg:width="1.103cm" svg:height="0.421cm" svg:x="0cm" svg:y="0cm"><draw:image xlink:href="Pictures/100018A5000003980000015F8E21A27BF30DDA99.svg" xlink:type="simple" xlink:show="embed" xlink:actuate="onLoad" loext:mime-type="image/svg+xml"><text:p/></draw:image><draw:image xlink:href="Pictures/10000201000000230000000D1186C9F767047A04.png" xlink:type="simple" xlink:show="embed" xlink:actuate="onLoad" loext:mime-type="image/png"/></draw:frame></draw:g></text:p>
            </text:list-item>
          </text:list>
        </text:list-item>
        <text:list-item>
          <text:p text:style-name="P5">Carilah akar-akar real dari persamaan non linier, <draw:g text:anchor-type="as-char" svg:y="-0.339cm" draw:z-index="6" draw:style-name="gr1"><svg:title>TexMaths</svg:title><svg:desc>12§display§tan(x) = 1 + x§svg§600§FALSE§</svg:desc><draw:frame draw:style-name="gr3" draw:text-style-name="P9" svg:width="2.738cm" svg:height="0.452cm" svg:x="0cm" svg:y="0cm"><draw:image xlink:href="Pictures/10002A64000008EB0000017ADC8044FC6FD62B96.svg" xlink:type="simple" xlink:show="embed" xlink:actuate="onLoad" loext:mime-type="image/svg+xml"><text:p/></draw:image><draw:image xlink:href="Pictures/10000201000000560000000EAF7C261AC68164E1.png" xlink:type="simple" xlink:show="embed" xlink:actuate="onLoad" loext:mime-type="image/png"/></draw:frame></draw:g>, hingga iterasi ke-3 (<draw:g text:anchor-type="as-char" svg:y="-0.208cm" draw:z-index="7" draw:style-name="gr1"><svg:title>TexMaths</svg:title><svg:desc>12§display§x_4§svg§600§FALSE§</svg:desc><draw:frame draw:style-name="gr2" draw:text-style-name="P9" svg:width="0.428cm" svg:height="0.283cm" svg:x="0cm" svg:y="0cm"><draw:image xlink:href="Pictures/10000A3A00000165000000EBA74DDCCD499F3A26.svg" xlink:type="simple" xlink:show="embed" xlink:actuate="onLoad" loext:mime-type="image/svg+xml"><text:p/></draw:image><draw:image xlink:href="Pictures/100002010000000E000000098214923224FC1479.png" xlink:type="simple" xlink:show="embed" xlink:actuate="onLoad" loext:mime-type="image/png"/></draw:frame></draw:g>) dengan menggunakan metode</text:p>
          <text:list>
            <text:list-item>
              <text:p text:style-name="P5">Iterasi bentuk <draw:g text:anchor-type="as-char" svg:y="-0.314cm" draw:z-index="5" draw:style-name="gr1"><svg:title>TexMaths</svg:title><svg:desc>12§display§x=g(x)§svg§600§FALSE§</svg:desc><draw:frame draw:style-name="gr4" draw:text-style-name="P9" svg:width="1.546cm" svg:height="0.421cm" svg:x="0cm" svg:y="0cm"><draw:image xlink:href="Pictures/10001B90000005090000015F9D044A98FF732460.svg" xlink:type="simple" xlink:show="embed" xlink:actuate="onLoad" loext:mime-type="image/svg+xml"><text:p/></draw:image><draw:image xlink:href="Pictures/10000201000000310000000DB60CFF5052D3735E.png" xlink:type="simple" xlink:show="embed" xlink:actuate="onLoad" loext:mime-type="image/png"/></draw:frame></draw:g></text:p>
            </text:list-item>
            <text:list-item>
              <text:p text:style-name="P5">Newton Raphson</text:p>
            </text:list-item>
          </text:list>
        </text:list-item>
      </text:list>
      <text:p text:style-name="P4"/>
      <text:p text:style-name="P4"/>
      <text:p text:style-name="P3">~ Selamat Mengerjakan ~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0.318cm"/>
    </style:style>
    <style:style style:name="Table1.C" style:family="table-column">
      <style:table-column-properties style:column-width="7.408cm"/>
    </style:style>
    <style:style style:name="Table1.D" style:family="table-column">
      <style:table-column-properties style:column-width="2.593cm"/>
    </style:style>
    <style:style style:name="Table1.F" style:family="table-column">
      <style:table-column-properties style:column-width="3.889cm"/>
    </style:style>
    <style:style style:name="Table1.A1" style:family="table-cell">
      <style:table-cell-properties fo:padding="0.097cm" fo:border="none"/>
    </style:style>
    <style:style style:name="Table1.A3" style:family="table-cell">
      <style:table-cell-properties style:border-line-width-bottom="0.018cm 0.009cm 0.009cm" fo:padding="0.097cm" fo:border-left="none" fo:border-right="none" fo:border-top="none" fo:border-bottom="1pt double #000000"/>
    </style:style>
    <style:style style:name="MP1" style:family="paragraph" style:parent-style-name="Header">
      <style:paragraph-properties fo:line-height="150%" fo:text-align="center" style:justify-single-word="false"/>
      <style:text-properties fo:font-weight="bold" officeooo:rsid="001986f6" officeooo:paragraph-rsid="0001a9c3" style:font-weight-asian="bold" style:font-weight-complex="bold"/>
    </style:style>
    <style:style style:name="MP2" style:family="paragraph" style:parent-style-name="Header">
      <style:paragraph-properties fo:line-height="150%" fo:text-align="center" style:justify-single-word="false"/>
      <style:text-properties fo:font-weight="normal" officeooo:rsid="001986f6" officeooo:paragraph-rsid="0001a9c3" style:font-weight-asian="normal" style:font-weight-complex="normal"/>
    </style:style>
    <style:style style:name="MP3" style:family="paragraph" style:parent-style-name="Table_20_Contents">
      <style:paragraph-properties fo:line-height="150%"/>
      <style:text-properties officeooo:rsid="001986f6" officeooo:paragraph-rsid="0001a9c3"/>
    </style:style>
    <style:style style:name="MP4" style:family="paragraph" style:parent-style-name="Table_20_Contents">
      <style:paragraph-properties fo:line-height="150%"/>
      <style:text-properties officeooo:paragraph-rsid="0001a9c3"/>
    </style:style>
    <style:style style:name="MP5" style:family="paragraph" style:parent-style-name="Table_20_Contents">
      <style:paragraph-properties fo:line-height="150%"/>
      <style:text-properties officeooo:rsid="0001a9c3" officeooo:paragraph-rsid="0001a9c3"/>
    </style:style>
    <style:style style:name="MP6" style:family="paragraph" style:parent-style-name="Standard">
      <style:paragraph-properties fo:line-height="150%" fo:text-align="center" style:justify-single-word="false"/>
      <style:text-properties officeooo:rsid="0001a9c3" officeooo:paragraph-rsid="0001a9c3"/>
    </style:style>
    <style:style style:name="MT1" style:family="text">
      <style:text-properties officeooo:rsid="0001a9c3"/>
    </style:style>
    <style:style style:name="MT2" style:family="text">
      <style:text-properties officeooo:rsid="001986f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OAL UJIAN TENGAH SEMESTER (UTS)</text:p>
        <text:p text:style-name="MP2">SEMESTER GASAL 2020/2021</text:p>
        <text:p text:style-name="MP2">PROGRAM STUDI TEKNIK ELEKTRO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B"/>
          <table:table-column table:style-name="Table1.F"/>
          <table:table-row>
            <table:table-cell table:style-name="Table1.A1" office:value-type="string">
              <text:p text:style-name="MP3">Mata Kuliah</text:p>
            </table:table-cell>
            <table:table-cell table:style-name="Table1.A1" office:value-type="string">
              <text:p text:style-name="MP4">:</text:p>
            </table:table-cell>
            <table:table-cell table:style-name="Table1.A1" office:value-type="string">
              <text:p text:style-name="MP5">Metode Numerik</text:p>
            </table:table-cell>
            <table:table-cell table:style-name="Table1.A1" office:value-type="string">
              <text:p text:style-name="MP3">Waktu</text:p>
            </table:table-cell>
            <table:table-cell table:style-name="Table1.A1" office:value-type="string">
              <text:p text:style-name="MP4">:</text:p>
            </table:table-cell>
            <table:table-cell table:style-name="Table1.A1" office:value-type="string">
              <text:p text:style-name="MP3">90 Menit</text:p>
            </table:table-cell>
          </table:table-row>
          <table:table-row>
            <table:table-cell table:style-name="Table1.A1" office:value-type="string">
              <text:p text:style-name="MP3">Kredit</text:p>
            </table:table-cell>
            <table:table-cell table:style-name="Table1.A1" office:value-type="string">
              <text:p text:style-name="MP4">:</text:p>
            </table:table-cell>
            <table:table-cell table:style-name="Table1.A1" office:value-type="string">
              <text:p text:style-name="MP3">2 sks</text:p>
            </table:table-cell>
            <table:table-cell table:style-name="Table1.A1" office:value-type="string">
              <text:p text:style-name="MP3">Hari/Tanggal</text:p>
            </table:table-cell>
            <table:table-cell table:style-name="Table1.A1" office:value-type="string">
              <text:p text:style-name="MP4">:</text:p>
            </table:table-cell>
            <table:table-cell table:style-name="Table1.A1" office:value-type="string">
              <text:p text:style-name="MP4"><text:span text:style-name="MT1">Jumat</text:span><text:span text:style-name="MT2">/ 1</text:span><text:span text:style-name="MT1">3</text:span><text:span text:style-name="MT2">-11-2020</text:span></text:p>
            </table:table-cell>
          </table:table-row>
          <table:table-row>
            <table:table-cell table:style-name="Table1.A3" office:value-type="string">
              <text:p text:style-name="MP3">Nama Dosen</text:p>
            </table:table-cell>
            <table:table-cell table:style-name="Table1.A3" office:value-type="string">
              <text:p text:style-name="MP4">:</text:p>
            </table:table-cell>
            <table:table-cell table:style-name="Table1.A3" office:value-type="string">
              <text:p text:style-name="MP4"><text:span text:style-name="MT2">Tim Dosen </text:span><text:span text:style-name="MT1">Metode Numerik</text:span></text:p>
            </table:table-cell>
            <table:table-cell table:style-name="Table1.A3" office:value-type="string">
              <text:p text:style-name="MP3">Sifat</text:p>
            </table:table-cell>
            <table:table-cell table:style-name="Table1.A3" office:value-type="string">
              <text:p text:style-name="MP4">:</text:p>
            </table:table-cell>
            <table:table-cell table:style-name="Table1.A3" office:value-type="string">
              <text:p text:style-name="MP3">Terbuka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fta Nur Farid</meta:initial-creator>
    <meta:creation-date>2020-11-13T05:48:45.617287014</meta:creation-date>
    <meta:generator>LibreOffice/6.4.5.2$Linux_X86_64 LibreOffice_project/40$Build-2</meta:generator>
    <dc:date>2020-11-13T05:55:40.340105160</dc:date>
    <dc:creator>Mifta Nur Farid</dc:creator>
    <meta:editing-duration>PT6M57S</meta:editing-duration>
    <meta:editing-cycles>1</meta:editing-cycles>
    <meta:document-statistic meta:table-count="1" meta:image-count="0" meta:object-count="0" meta:page-count="1" meta:paragraph-count="32" meta:word-count="87" meta:character-count="498" meta:non-whitespace-character-count="446"/>
  </office:meta>
</office:document-meta>
</file>